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44192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44192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44192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44192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44192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44192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44192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44192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44192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44192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44192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44192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44192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44192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44192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44192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44192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Rocío Marsella Vagnoni Yánez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8/4/2016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614254349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2D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Lilian Carolina Yánez Rocc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4254349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03.302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8" meta:character-count="1176" meta:non-whitespace-character-count="1007"/>
    <meta:template xlink:type="simple" xlink:actuate="onRequest" xlink:title="Normal" xlink:href=""/>
  </office:meta>
</office:document-meta>
</file>